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8.505</text:p>
          </table:table-cell>
          <table:table-cell table:number-columns-repeated="2"/>
          <table:table-cell office:value-type="string" calcext:value-type="string">
            <text:p>1957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5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/>
          <table:table-cell table:number-columns-repeated="1010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 table:number-columns-repeated="12"/>
          <table:table-cell/>
          <table:table-cell table:style-name="ce2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.00.0000</text:date>, <text:time style:data-style-name="N2" text:time-value="20:52:20.7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30T20:56:14.836000000</dc:date>
    <meta:editing-duration>P2DT15H8M20S</meta:editing-duration>
    <meta:editing-cycles>944</meta:editing-cycles>
    <meta:document-statistic meta:table-count="1" meta:cell-count="4257" meta:object-count="0"/>
  </office:meta>
</office:document-meta>
</file>